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3.6875in" fo:margin-left="-0.0007in" fo:margin-top="0in" fo:margin-bottom="0in" table:align="left" style:writing-mode="lr-tb"/>
    </style:style>
    <style:style style:name="Table1.A" style:family="table-column">
      <style:table-column-properties style:column-width="3.6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980000"/>
    </style:style>
    <style:style style:name="Table2" style:family="table">
      <style:table-properties style:width="3.6875in" fo:margin-left="-0.0007in" fo:margin-top="0in" fo:margin-bottom="0in" table:align="left" style:writing-mode="lr-tb"/>
    </style:style>
    <style:style style:name="Table2.A" style:family="table-column">
      <style:table-column-properties style:column-width="3.6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980000"/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font-size="24pt" fo:language="en" fo:country="US" style:font-size-asian="24pt" style:font-size-complex="24pt"/>
    </style:style>
    <style:style style:name="P4" style:family="paragraph" style:parent-style-name="Exalted">
      <style:text-properties fo:language="en" fo:country="US"/>
    </style:style>
    <style:style style:name="P5" style:family="paragraph" style:parent-style-name="Exalted">
      <style:paragraph-properties fo:text-align="start" style:justify-single-word="false"/>
      <style:text-properties fo:language="en" fo:country="US"/>
    </style:style>
    <style:style style:name="P6" style:family="paragraph" style:parent-style-name="Exalted">
      <style:text-properties fo:language="en" fo:country="US" officeooo:rsid="0020ba66" officeooo:paragraph-rsid="0020ba66"/>
    </style:style>
    <style:style style:name="P7" style:family="paragraph" style:parent-style-name="Exalted">
      <style:text-properties fo:language="en" fo:country="US" officeooo:rsid="00114dc2" officeooo:paragraph-rsid="00114dc2"/>
    </style:style>
    <style:style style:name="P8" style:family="paragraph" style:parent-style-name="Exalted">
      <style:text-properties fo:language="en" fo:country="US" officeooo:paragraph-rsid="0034cdf6"/>
    </style:style>
    <style:style style:name="P9" style:family="paragraph" style:parent-style-name="Exalte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10" style:family="paragraph" style:parent-style-name="Exalted">
      <style:text-properties officeooo:rsid="002aa133" officeooo:paragraph-rsid="002aa133"/>
    </style:style>
    <style:style style:name="P11" style:family="paragraph" style:parent-style-name="Exalted">
      <style:paragraph-properties fo:text-align="start" style:justify-single-word="false"/>
    </style:style>
    <style:style style:name="P12" style:family="paragraph" style:parent-style-name="Exalted">
      <style:paragraph-properties fo:margin-left="0.25in" fo:margin-right="0in" fo:text-indent="0in" style:auto-text-indent="false"/>
      <style:text-properties fo:language="en" fo:country="US"/>
    </style:style>
    <style:style style:name="P13" style:family="paragraph" style:parent-style-name="Exalte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Exalted">
      <style:paragraph-properties fo:margin-left="0in" fo:margin-right="0in" fo:text-indent="0in" style:auto-text-indent="false"/>
      <style:text-properties fo:language="en" fo:country="US"/>
    </style:style>
    <style:style style:name="P15" style:family="paragraph" style:parent-style-name="Exalted">
      <style:paragraph-properties fo:margin-top="0in" fo:margin-bottom="0.0799in" style:contextual-spacing="false" fo:text-align="start" style:justify-single-word="false"/>
      <style:text-properties fo:language="en" fo:country="US"/>
    </style:style>
    <style:style style:name="P16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language="en" fo:country="US" officeooo:rsid="000f2da4" officeooo:paragraph-rsid="000f2da4" style:letter-kerning="false" style:font-name-asian="Spectral1" style:language-asian="zh" style:country-asian="CN" style:font-name-complex="Spectral1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fo:color="#0b5394" loext:opacity="100%" style:font-name="Envision Roman" fo:font-size="18pt" fo:language="en" fo:country="US" officeooo:rsid="001672b2" officeooo:paragraph-rsid="00114dc2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19" style:family="paragraph" style:parent-style-name="Heading_20_3">
      <style:text-properties fo:language="en" fo:country="US"/>
    </style:style>
    <style:style style:name="P20" style:family="paragraph" style:parent-style-name="Heading_20_3">
      <style:text-properties officeooo:rsid="002aa133" officeooo:paragraph-rsid="002aa133"/>
    </style:style>
    <style:style style:name="P21" style:family="paragraph" style:parent-style-name="Heading_20_4">
      <style:text-properties fo:language="en" fo:country="US"/>
    </style:style>
    <style:style style:name="P22" style:family="paragraph" style:parent-style-name="Heading_20_4">
      <style:text-properties fo:language="en" fo:country="US" fo:font-weight="bold" style:font-weight-asian="bold"/>
    </style:style>
    <style:style style:name="P23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4" style:family="paragraph" style:parent-style-name="Exalted" style:list-style-name="Exalted_20_Center_20_Dot"/>
    <style:style style:name="P25" style:family="paragraph" style:parent-style-name="Exalted" style:list-style-name="Exalt_20_Dot">
      <style:text-properties fo:language="en" fo:country="US" officeooo:paragraph-rsid="00114dc2"/>
    </style:style>
    <style:style style:name="P26" style:family="paragraph" style:parent-style-name="Exalted" style:list-style-name="Exalt_20_Dot">
      <style:text-properties fo:language="en" fo:country="US" officeooo:rsid="001c9c33" officeooo:paragraph-rsid="001c9c33"/>
    </style:style>
    <style:style style:name="P27" style:family="paragraph" style:parent-style-name="Exalted" style:list-style-name="Exalt_20_Dot">
      <style:text-properties fo:language="en" fo:country="US" fo:font-weight="bold" officeooo:rsid="001672b2" officeooo:paragraph-rsid="001672b2" style:font-weight-asian="bold" style:font-weight-complex="bold"/>
    </style:style>
    <style:style style:name="P28" style:family="paragraph" style:parent-style-name="Exalted" style:list-style-name="Exalt_20_Dot">
      <style:text-properties fo:language="en" fo:country="US" officeooo:rsid="001d495a" officeooo:paragraph-rsid="001d495a"/>
    </style:style>
    <style:style style:name="P29" style:family="paragraph" style:parent-style-name="Exalted" style:list-style-name="Exalt_20_Dot">
      <style:text-properties fo:language="en" fo:country="US" officeooo:rsid="0020ba66" officeooo:paragraph-rsid="0020ba66"/>
    </style:style>
    <style:style style:name="P30" style:family="paragraph" style:parent-style-name="Exalted" style:list-style-name="Exalt_20_Dot">
      <style:text-properties style:use-window-font-color="true" loext:opacity="0%" style:font-name="Times New Roman" fo:font-size="10pt" fo:language="en" fo:country="US" officeooo:rsid="0021710e" officeooo:paragraph-rsid="0021710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1" style:family="paragraph" style:parent-style-name="Exalted" style:list-style-name="Exalted_20_Center_20_Dot">
      <style:paragraph-properties fo:margin-top="0in" fo:margin-bottom="0in" style:contextual-spacing="false"/>
      <style:text-properties fo:language="en" fo:country="US"/>
    </style:style>
    <style:style style:name="P32" style:family="paragraph" style:parent-style-name="Exalted" style:list-style-name="Exalted_20_Center_20_Dot">
      <style:paragraph-properties fo:margin-top="0in" fo:margin-bottom="0.139in" style:contextual-spacing="false" fo:line-height="100%"/>
      <style:text-properties fo:language="en" fo:country="US"/>
    </style:style>
    <style:style style:name="P33" style:family="paragraph" style:parent-style-name="Exalted" style:list-style-name="Exalted_20_Center_20_Dot">
      <style:paragraph-properties fo:margin-top="0in" fo:margin-bottom="0.139in" style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4dc2" style:font-weight-asian="bold" style:font-weight-complex="bold"/>
    </style:style>
    <style:style style:name="T3" style:family="text">
      <style:text-properties fo:font-weight="bold" officeooo:rsid="002aa133" style:font-weight-asian="bold" style:font-weight-complex="bold"/>
    </style:style>
    <style:style style:name="T4" style:family="text">
      <style:text-properties fo:color="#1155cc" loext:opacity="100%" fo:language="en" fo:country="US"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b7206"/>
    </style:style>
    <style:style style:name="T7" style:family="text">
      <style:text-properties style:use-window-font-color="true" loext:opacity="0%" style:font-name="Times New Roman" fo:font-size="10pt" fo:font-weight="bold" officeooo:rsid="000b720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0b720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37c86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officeooo:rsid="00398eb4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font-weight="normal" officeooo:rsid="0014f96d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style:use-window-font-color="true" loext:opacity="0%" style:font-name="Times New Roman" fo:font-size="10pt" fo:font-weight="normal" officeooo:rsid="001c6de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" fo:font-size="10pt" fo:language="en" fo:country="US" officeooo:rsid="002f229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US" officeooo:rsid="000b720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US" officeooo:rsid="000d464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US" fo:font-weight="bold" officeooo:rsid="0035fd93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f0d7" style:font-weight-asian="normal" style:font-weight-complex="normal"/>
    </style:style>
    <style:style style:name="T19" style:family="text">
      <style:text-properties fo:font-weight="normal" officeooo:rsid="0014f96d" style:font-weight-asian="normal" style:font-weight-complex="normal"/>
    </style:style>
    <style:style style:name="T20" style:family="text">
      <style:text-properties fo:font-weight="normal" officeooo:rsid="00114dc2" style:font-weight-asian="normal" style:font-weight-complex="normal"/>
    </style:style>
    <style:style style:name="T21" style:family="text">
      <style:text-properties fo:font-weight="normal" officeooo:rsid="00173685" style:font-weight-asian="normal" style:font-weight-complex="normal"/>
    </style:style>
    <style:style style:name="T22" style:family="text">
      <style:text-properties fo:font-weight="normal" officeooo:rsid="001c6de7" style:font-weight-asian="normal" style:font-weight-complex="normal"/>
    </style:style>
    <style:style style:name="T23" style:family="text">
      <style:text-properties officeooo:rsid="001eb93f"/>
    </style:style>
    <style:style style:name="T24" style:family="text">
      <style:text-properties officeooo:rsid="0024786b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officeooo:rsid="00334802"/>
    </style:style>
    <style:style style:name="T28" style:family="text">
      <style:text-properties officeooo:rsid="0034cdf6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Powers</text:h>
      <text:p text:style-name="P3"/>
      <text:section text:style-name="Sect1" text:name="TextSection">
        <text:p text:style-name="P4">The word “Powers” refers to the various sources of supernatural effects the Exalt can have upon the world, including (but not limited to): Charms, Evocations, Spells, and Martial Arts Techniques.</text:p>
        <text:h text:style-name="P17" text:outline-level="2">System Presentation</text:h>
        <text:p text:style-name="P4">Powers are presented in a manner similar to the following:</text:p>
        <text:p text:style-name="P12"><text:span text:style-name="T1">Cost: </text:span>2m<text:line-break/><text:span text:style-name="T1">Type: </text:span>Primary<text:line-break/><text:span text:style-name="T1">Mins: </text:span>Awareness 3<text:line-break/><text:span text:style-name="T3">(Prerequisite)</text:span></text:p>
        <text:h text:style-name="P19" text:outline-level="3">Cost</text:h>
        <text:p text:style-name="P4">Designates what character resources it takes to use the Power. A Power of no cost (such as Permanent effects) will be designated with “--”.</text:p>
        <text:list xml:id="list1888289594" text:style-name="Exalted_20_Center_20_Dot">
          <text:list-item>
            <text:p text:style-name="P31"><text:span text:style-name="T1">m—</text:span>Motes of Essence, which can be a chosen combination of Personal or Peripheral</text:p>
            <text:list>
              <text:list-item>
                <text:p text:style-name="P31">Some Powers will specifically designate (personal) or (peripheral) in their cost.</text:p>
              </text:list-item>
            </text:list>
          </text:list-item>
          <text:list-item>
            <text:p text:style-name="P31"><text:span text:style-name="T1">i—</text:span>If used in a Combat Scene, requires <text:span text:style-name="T1">Impulse</text:span>. If used in an Encounter Scene, requires <text:span text:style-name="T1">Influence.</text:span></text:p>
          </text:list-item>
          <text:list-item>
            <text:p text:style-name="P24"><text:span text:style-name="T26">sm—</text:span><text:span text:style-name="T25">Sorcerous Motes, which are described in more detail in the </text:span><text:a xlink:type="simple" xlink:href="#Sorcery and Necromancy" text:style-name="Internet_20_link" text:visited-style-name="Visited_20_Internet_20_Link"><text:span text:style-name="T4">Sorcery</text:span></text:a><text:span text:style-name="T25">.</text:span></text:p>
          </text:list-item>
        </text:list>
        <text:h text:style-name="P19" text:outline-level="3">Type</text:h>
        <text:p text:style-name="P4">The Power’s Type designates how the power may be activated, and then how long it is active for in the format:</text:p>
        <text:p text:style-name="P13"><text:span text:style-name="T1">Type: </text:span>(Activation Type); (Duration)</text:p>
        <text:p text:style-name="P14">So, a Power that activates <text:span text:style-name="T5">Reflexively</text:span> and is then <text:span text:style-name="T5">active</text:span> for the remainder of the scene would be written as:</text:p>
        <text:p text:style-name="P14"><text:tab/><text:span text:style-name="T1">Type:</text:span> Reflexive; Scene</text:p>
        <text:p text:style-name="P14">If there is no duration written, the power is considered <text:span text:style-name="T5">Instant</text:span>, and immediately dissipates after activation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Sidebar_20_Heading">Terminating Active Powers</text:p>
              <text:p text:style-name="Sidebar">An Exalt may willfully terminate a Power ear<text:span text:style-name="T9">ly, should they desire.</text:span> However, they must then pay the activation cost again if they want to <text:span text:style-name="T10">reactivate</text:span> the power.</text:p>
            </table:table-cell>
          </table:table-row>
        </table:table>
        <text:h text:style-name="P21" text:outline-level="4"/>
        <text:h text:style-name="P22" text:outline-level="4">Activation Type</text:h>
        <text:list xml:id="list215107443826904" text:continue-numbering="true" text:style-name="Exalted_20_Center_20_Dot">
          <text:list-item>
            <text:p text:style-name="P32"><text:span text:style-name="T7">Simple</text:span><text:span text:style-name="T1">. </text:span>Consumes a<text:span text:style-name="T6">n</text:span> Action Slot. Only one <text:span text:style-name="T8">Action may be taken per turn.</text:span></text:p>
          </text:list-item>
          <text:list-item>
            <text:p text:style-name="P33"><text:span text:style-name="T16">Free Action</text:span><text:span text:style-name="T25">. </text:span><text:span text:style-name="T14">Does not consume an Action Slot, but must still be activated on the character’s Turn. </text:span><text:span text:style-name="T15">(i.e. not Reflexively.)</text:span></text:p>
          </text:list-item>
          <text:list-item>
            <text:p text:style-name="P32"><text:span text:style-name="T1">Supplemental. </text:span>Enhances a Primary or Secondary Action. There is no limit to the number of supplemental Powers that may be combined together.</text:p>
          </text:list-item>
          <text:list-item>
            <text:p text:style-name="P32"><text:span text:style-name="T1">Reflexive</text:span>. Conditional powers that may be used outside of normal turn order. So long as the condition is met, the Reflexive Power may always be used.</text:p>
          </text:list-item>
          <text:list-item>
            <text:p text:style-name="P32"><text:span text:style-name="T1">Permanent</text:span>. Once purchased, this power is always active.</text:p>
          </text:list-item>
        </text:list>
        <text:h text:style-name="P20" text:outline-level="3">Prerequisite</text:h>
        <text:p text:style-name="P10">Occasionally, some Powers will require the purchase of another Power first. If this exists, the prerequisite charm will be listed here.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Sidebar_20_Heading">Timing Conflicts</text:p>
              <text:p text:style-name="Sidebar">If there is ever a timing conflict, such as with two Reflexive Charms going off at once, the resolution goes according to the <text:span text:style-name="T5">defender’s choice</text:span>.</text:p>
              <text:p text:style-name="Sidebar">If that is still unclear, there should be a contested roll using the relevant <text:span text:style-name="T5">Finesse</text:span> Attribute: <text:span text:style-name="T27">Dexterity, Insight, or Cunning.</text:span></text:p>
            </table:table-cell>
          </table:table-row>
        </table:table>
        <text:h text:style-name="P19" text:outline-level="3">Minimum Requirements</text:h>
        <text:p text:style-name="P4">When buying a Power, there are certain Minimums that must first be met—such as the dot Rating in a specific Ability.</text:p>
        <text:h text:style-name="P18" text:outline-level="2">Glossary of Terms</text:h>
        <text:p text:style-name="P7">There are specific words and phrases that charms commonly use as a shorthand for mechanical actions—so that the power description isn’t constantly cluttered with the same mechanical saying.</text:p>
        <text:list xml:id="list3921791925" text:style-name="Exalt_20_Dot">
          <text:list-item>
            <text:p text:style-name="P25"><text:span text:style-name="T2">On Hit</text:span><text:span text:style-name="T20"> <text:tab/>Any Action, </text:span><text:span text:style-name="T18">including</text:span><text:span text:style-name="T20"> Maneuver</text:span><text:span text:style-name="T18">s and <text:s/></text:span><text:span text:style-name="T19">the</text:span><text:span text:style-name="T11"> Accuracy Roll</text:span><text:span text:style-name="T18">, </text:span><text:span text:style-name="T11">which </text:span><text:span text:style-name="T20">exceeds a target’s DV. </text:span><text:span text:style-name="T22">Unless otherwise stated, this hit must be on an </text:span><text:span text:style-name="T12">action</text:span><text:span text:style-name="T22"> from the character, using the Ability that the Power is under.</text:span></text:p>
            <text:list>
              <text:list-item>
                <text:p text:style-name="P26"><text:span text:style-name="T22">S</text:span><text:span text:style-name="T17">ometimes the Power will explicitly target Evasion or Soak.</text:span></text:p>
              </text:list-item>
            </text:list>
          </text:list-item>
          <text:list-item>
            <text:p text:style-name="P27">Feats of Strength<text:span text:style-name="T17"><text:tab/>Rolls, typically using Strength and Physique, with the intent of </text:span><text:span text:style-name="T21">expressing</text:span><text:span text:style-name="T17"> physical prowess—hefting boulders, </text:span><text:span text:style-name="T21">breaking walls, carrying tons, etc</text:span></text:p>
          </text:list-item>
        </text:list>
        <text:h text:style-name="P17" text:outline-level="2">Charms</text:h>
        <text:p text:style-name="P4">Charms are the natural expression of a character’s essence, a specific and trained way for their internal power to be expressed upon the world.</text:p>
        <text:p text:style-name="P4">These powers are inherently personal, and each expression will vary from individual to individual: those that are listed are simply generalizations and categorization for easy shorthand.</text:p>
        <text:p text:style-name="P8">Typically, a character does not know they are using a specific charm: <text:span text:style-name="T28">it is simply an instinctual channeling of essence to produce the desired effect.</text:span></text:p>
        <text:h text:style-name="P19" text:outline-level="3"><text:soft-page-break/>Greater Charms</text:h>
        <text:p text:style-name="P4">Greater Charms are powers more powerful, and far more complicated to learn and perfect than a normal Charm.</text:p>
        <text:p text:style-name="P4">A character must first be at <text:span text:style-name="T1">Essence 3</text:span> to learn a Greater Charm, and it will cost <text:span text:style-name="T1">double</text:span> the amount of XP to learn.</text:p>
        <text:h text:style-name="P17" text:outline-level="2">Making New Powers</text:h>
        <text:p text:style-name="P16">[[NOTE: This section is old and slated for rewrite.]]</text:p>
        <text:h text:style-name="P21" text:outline-level="4">Use Sparingly: Dice Tricks<text:line-break/>(TN Shifting, Double X’s)</text:h>
        <text:p text:style-name="P4">“Dice Tricks” are effects that rely on the face values of dice, and often contain wording such as “Whenever a 1 is rolled…” These types of mechanics should be considered <text:span text:style-name="T1">very carefully</text:span>, and used <text:span text:style-name="T1">extremely sparingly</text:span>.</text:p>
        <text:p text:style-name="P4">When using a Dice Pool system, such as Exalted does with its (Att+Abi)x d10’s, all players around the table will start to rely on <text:span text:style-name="T5">memorization</text:span> of dice faces as symbols, rather than individually interpreting the numbers.</text:p>
        <text:p text:style-name="P4">In essence, people will start to quickly stop seeing the numbers:</text:p>
        <text:p text:style-name="P9">{ 1, 2, 3, 4, 5, 6, 7, 8, 9, 10 }</text:p>
        <text:p text:style-name="P11"><text:span text:style-name="T25">Instead, minds will short circuit this: seeing </text:span><text:span text:style-name="T13">it</text:span><text:span text:style-name="T25"> as the much more manageable:</text:span></text:p>
        <text:p text:style-name="P9">{ 0, 0, 0, 0, 0, 0, 1, 1, 1, 2 }</text:p>
        <text:p text:style-name="P5">If you create a power that has “Dice tricks” built into it, such as doubling any number with an 8 or higher, <text:span text:style-name="T5">you mess with this short-circuit memorization</text:span>. This will slow down play considerably as players will suddenly have to focus on the dice, reinterpret the dice as actual numbers again, and then potentially undo their memorization.</text:p>
        <text:p text:style-name="P15"><text:span text:style-name="T1">Only use a Dice Trick if it is necessary</text:span>. A sparing number of these effects here and there—perhaps restricted by a conditional—is fine. But if too many of them appear, it will slow down play considerably!</text:p>
        <text:p text:style-name="P15"/>
        <text:h text:style-name="P17" text:outline-level="2">Judging Costs</text:h>
        <text:list xml:id="list215107405960886" text:continue-numbering="true" text:style-name="Exalt_20_Dot">
          <text:list-item>
            <text:p text:style-name="P30">Charms should have mins from 1-3 (maybe 4)</text:p>
          </text:list-item>
          <text:list-item>
            <text:p text:style-name="P30">Greater Charms should have Mins from 3-4 (maybe 5)</text:p>
          </text:list-item>
          <text:list-item>
            <text:p text:style-name="P28">Effects <text:span text:style-name="T23">in the</text:span> Maneuver Stunts <text:span text:style-name="T23">table </text:span>should be 2m <text:span text:style-name="T24">at base. If you improve them, no more than 5m.</text:span></text:p>
          </text:list-item>
          <text:list-item>
            <text:p text:style-name="P29">Targeting Evasion/Soak is 3m, 1i. Targeting a non-standard defense is 4m, 2i.</text:p>
          </text:list-item>
        </text:list>
        <text:p text:style-name="P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1-25T21:51:06.282000000</dc:date>
    <meta:editing-cycles>48</meta:editing-cycles>
    <dc:title>Powers</dc:title>
    <meta:editing-duration>PT6H56M56S</meta:editing-duration>
    <meta:generator>LibreOffice/7.0.3.1$Windows_X86_64 LibreOffice_project/d7547858d014d4cf69878db179d326fc3483e082</meta:generator>
    <dc:creator>Samuel Smith</dc:creator>
    <meta:document-statistic meta:table-count="2" meta:image-count="0" meta:object-count="0" meta:page-count="2" meta:paragraph-count="64" meta:word-count="935" meta:character-count="5461" meta:non-whitespace-character-count="4612"/>
  </office:meta>
</office:document-meta>
</file>